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sed -i '/ClientAliveInterval/ s/^#//' filename.txt</text:p>
      <text:p text:style-name="Standard"/>
      <text:p text:style-name="Standard"/>
      <text:p text:style-name="Standard">sed -n '50p' file.txt</text:p>
      <text:list xml:id="list202558902297938913" text:style-name="L1">
        <text:list-item>
          <text:p text:style-name="P1">prints line 50 from file.txt</text:p>
        </text:list-item>
      </text:list>
      <text:p text:style-name="Standard">sed -n '2,4p' file.txt</text:p>
      <text:list xml:id="list3513973328544124163" text:style-name="L2">
        <text:list-item>
          <text:p text:style-name="P2">prints lines 2-4 from file.txt</text:p>
        </text:list-item>
      </text:list>
      <text:p text:style-name="Standard">sed -n '$p' file.txt</text:p>
      <text:list xml:id="list6282713484392611042" text:style-name="L3">
        <text:list-item>
          <text:p text:style-name="P3">prints the last line of file.txt</text:p>
        </text:list-item>
      </text:list>
      <text:p text:style-name="Standard"/>
      <text:p text:style-name="Standard">sed -e '/^$/d' file.txt | sed -n '$p'</text:p>
      <text:list xml:id="list3058110909125385052" text:style-name="L4">
        <text:list-item>
          <text:p text:style-name="P4">starts with the end of the file and deletes a line, then prints the new last line.</text:p>
        </text:list-item>
      </text:list>
      <text:p text:style-name="Standard">sed -n '2!p' file.txt</text:p>
      <text:list xml:id="list185586589081797232" text:style-name="L5">
        <text:list-item>
          <text:p text:style-name="P5">prints everything but line 2</text:p>
        </text:list-item>
      </text:list>
      <text:p text:style-name="Standard"/>
      <text:p text:style-name="Standard">sed -e 's/Frank/Test/p' clean.txt</text:p>
      <text:list xml:id="list4909827861028830019" text:style-name="L6">
        <text:list-item>
          <text:p text:style-name="P6">executes a substitution. <text:s/>Every instance of Frank will be replaced with Test in clean.txt</text:p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2T02:27:43</meta:creation-date>
    <meta:document-statistic meta:table-count="0" meta:image-count="0" meta:object-count="0" meta:page-count="1" meta:paragraph-count="13" meta:word-count="91" meta:character-count="499"/>
    <dc:date>2013-04-22T03:46:27</dc:date>
    <meta:editing-duration>PT18M12S</meta:editing-duration>
    <meta:editing-cycles>1</meta:editing-cycles>
    <meta:generator>OpenOffice.org/3.4.1$Unix OpenOffice.org_project/341m1$Build-9593</meta:generator>
  </office:meta>
</office:document-meta>
</file>